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ops" table:style-name="ta1">
        <table:shapes>
          <draw:frame draw:z-index="0" draw:style-name="gr1" draw:text-style-name="P1" svg:width="6.2937in" svg:height="3.5449in" svg:x="2.0858in" svg:y="0.063in">
            <draw:object draw:notify-on-update-of-ranges="flops.B1:flops.B1 flops.B2:flops.B9 flops.C1:flops.C1 flops.C2:flops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37in" svg:height="3.5453in" svg:x="8.7575in" svg:y="0.2193in">
            <draw:object draw:notify-on-update-of-ranges="flops.B1:flops.B1 flops.B10:flops.B17 flops.C1:flops.C1 flops.C10:flops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774000000" calcext:value-type="float">
            <text:p>774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716000000" calcext:value-type="float">
            <text:p>716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791000000" calcext:value-type="float">
            <text:p>79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210000000" calcext:value-type="float">
            <text:p>21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437000000" calcext:value-type="float">
            <text:p>437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6" calcext:value-type="float">
            <text:p>1536</text:p>
          </table:table-cell>
          <table:table-cell office:value-type="float" office:value="136000000" calcext:value-type="float">
            <text:p>136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2" calcext:value-type="float">
            <text:p>1792</text:p>
          </table:table-cell>
          <table:table-cell office:value-type="float" office:value="203000000" calcext:value-type="float">
            <text:p>203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107000000" calcext:value-type="float">
            <text:p>107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440000000" calcext:value-type="float">
            <text:p>144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850000000" calcext:value-type="float">
            <text:p>185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8" calcext:value-type="float">
            <text:p>768</text:p>
          </table:table-cell>
          <table:table-cell office:value-type="float" office:value="2240000000" calcext:value-type="float">
            <text:p>224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820000000" calcext:value-type="float">
            <text:p>182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1820000000" calcext:value-type="float">
            <text:p>182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6" calcext:value-type="float">
            <text:p>1536</text:p>
          </table:table-cell>
          <table:table-cell office:value-type="float" office:value="1840000000" calcext:value-type="float">
            <text:p>184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92" calcext:value-type="float">
            <text:p>1792</text:p>
          </table:table-cell>
          <table:table-cell office:value-type="float" office:value="1830000000" calcext:value-type="float">
            <text:p>1830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1800000000" calcext:value-type="float">
            <text:p>18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0T13:37:08.054147026</dc:date>
    <meta:editing-duration>PT2M13S</meta:editing-duration>
    <meta:editing-cycles>1</meta:editing-cycles>
    <meta:document-statistic meta:table-count="1" meta:cell-count="51" meta:object-count="2"/>
    <meta:generator>LibreOffice/7.0.6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6.785cm" svg:y="0.316cm" chart:style-name="ch2">
          <text:p>Algorithm 1</text:p>
        </chart:title>
        <chart:legend chart:legend-position="end" svg:x="13.902cm" svg:y="4.203cm" style:legend-expansion="high" chart:style-name="ch3"/>
        <chart:plot-area chart:style-name="ch4" table:cell-range-address="flops.B1:flops.C9" chart:data-source-has-labels="both" svg:x="1.33cm" svg:y="1.275cm" svg:width="12.253cm" svg:height="6.569cm">
          <chart:coordinate-region svg:x="3.248cm" svg:y="1.474cm" svg:width="9.963cm" svg:height="5.723cm"/>
          <chart:axis chart:dimension="x" chart:name="primary-x" chart:style-name="ch5" chartooo:axis-type="auto">
            <chartooo:date-scale/>
            <chart:title svg:x="7.306cm" svg:y="8.024cm" chart:style-name="ch6">
              <text:p>n</text:p>
            </chart:title>
            <chart:categories table:cell-range-address="flops.B2:flops.B9"/>
          </chart:axis>
          <chart:axis chart:dimension="y" chart:name="primary-y" chart:style-name="ch5">
            <chart:title svg:x="0.451cm" svg:y="4.96cm" chart:style-name="ch7">
              <text:p>flops</text:p>
            </chart:title>
            <chart:grid chart:style-name="ch8" chart:class="major"/>
          </chart:axis>
          <chart:series chart:style-name="ch9" chart:values-cell-range-address="flops.C2:flops.C9" chart:label-cell-address="flops.C1:flops.C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ps</text:p>
                <draw:g>
                  <svg:desc>flops.C1:flops.C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flops.B2:flops.B9</svg:desc>
                </draw:g>
              </table:table-cell>
              <table:table-cell office:value-type="float" office:value="774000000">
                <text:p>774000000</text:p>
                <draw:g>
                  <svg:desc>flops.C2:flops.C9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716000000">
                <text:p>716000000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791000000">
                <text:p>791000000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10000000">
                <text:p>2100000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437000000">
                <text:p>437000000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136000000">
                <text:p>136000000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203000000">
                <text:p>203000000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07000000">
                <text:p>107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title svg:x="6.785cm" svg:y="0.316cm" chart:style-name="ch2">
          <text:p>Algorithm 2</text:p>
        </chart:title>
        <chart:legend chart:legend-position="end" svg:x="13.902cm" svg:y="4.204cm" style:legend-expansion="high" chart:style-name="ch3"/>
        <chart:plot-area chart:style-name="ch4" table:cell-range-address="flops.B1:flops.C1 flops.B10:flops.C17" chart:data-source-has-labels="both" svg:x="1.33cm" svg:y="1.275cm" svg:width="12.253cm" svg:height="6.57cm">
          <chart:coordinate-region svg:x="3.433cm" svg:y="1.474cm" svg:width="9.778cm" svg:height="5.724cm"/>
          <chart:axis chart:dimension="x" chart:name="primary-x" chart:style-name="ch5" chartooo:axis-type="auto">
            <chartooo:date-scale/>
            <chart:title svg:x="7.306cm" svg:y="8.025cm" chart:style-name="ch6">
              <text:p>n</text:p>
            </chart:title>
            <chart:categories table:cell-range-address="flops.B10:flops.B17"/>
          </chart:axis>
          <chart:axis chart:dimension="y" chart:name="primary-y" chart:style-name="ch5">
            <chart:title svg:x="0.451cm" svg:y="4.961cm" chart:style-name="ch7">
              <text:p>flops</text:p>
            </chart:title>
            <chart:grid chart:style-name="ch8" chart:class="major"/>
          </chart:axis>
          <chart:series chart:style-name="ch9" chart:values-cell-range-address="flops.C10:flops.C17" chart:label-cell-address="flops.C1:flops.C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ps</text:p>
                <draw:g>
                  <svg:desc>flops.C1:flops.C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flops.B10:flops.B17</svg:desc>
                </draw:g>
              </table:table-cell>
              <table:table-cell office:value-type="float" office:value="1440000000">
                <text:p>1440000000</text:p>
                <draw:g>
                  <svg:desc>flops.C10:flops.C17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850000000">
                <text:p>1850000000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240000000">
                <text:p>2240000000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820000000">
                <text:p>182000000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820000000">
                <text:p>1820000000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1840000000">
                <text:p>1840000000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1830000000">
                <text:p>1830000000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800000000">
                <text:p>1800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